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margin-top="0in" fo:margin-bottom="0.1665in" loext:contextual-spacing="false" fo:line-height="125%" fo:text-align="center" style:justify-single-word="false" fo:orphans="2" fo:widows="2" fo:text-indent="0in" style:auto-text-indent="false" fo:padding-left="0in" fo:padding-right="0in" fo:padding-top="0in" fo:padding-bottom="0.0193in" fo:border-left="none" fo:border-right="none" fo:border-top="none" fo:border-bottom="0.06pt solid #eaecef"/>
    </style:style>
    <style:style style:name="P2" style:family="paragraph" style:parent-style-name="Heading_20_2">
      <style:paragraph-properties fo:margin-left="0in" fo:margin-right="0in" fo:margin-top="0.25in" fo:margin-bottom="0.1665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normal"/>
    </style:style>
    <style:style style:name="P3" style:family="paragraph" style:parent-style-name="Heading_20_3">
      <style:paragraph-properties fo:margin-left="0in" fo:margin-right="0in" fo:margin-top="0.25in" fo:margin-bottom="0.1665in" loext:contextual-spacing="false" fo:line-height="125%" fo:orphans="2" fo:widows="2" fo:text-indent="0in" style:auto-text-indent="false"/>
      <style:text-properties fo:font-variant="normal" fo:text-transform="none" fo:color="#24292e" style:font-name="apple-system" fo:letter-spacing="normal" fo:font-style="normal" fo:font-weight="normal"/>
    </style:style>
    <style:style style:name="P4" style:family="paragraph" style:parent-style-name="Preformatted_20_Text" style:list-style-name="L6">
      <loext:graphic-properties draw:fill="solid" draw:fill-color="#f6f8fa" draw:opacity="100%"/>
      <style:paragraph-properties fo:margin-left="0in" fo:margin-right="0in" fo:margin-top="0in" fo:margin-bottom="0in" loext:contextual-spacing="false" fo:line-height="145%" fo:orphans="2" fo:widows="2" fo:text-indent="0in" style:auto-text-indent="false" fo:background-color="#f6f8fa" fo:padding="0in" fo:border="none"/>
    </style:style>
    <style:style style:name="P5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loext:contextual-spacing="false" fo:line-height="145%" fo:orphans="2" fo:widows="2" fo:text-indent="0in" style:auto-text-indent="false" fo:background-color="#f6f8fa" fo:padding="0in" fo:border="none"/>
    </style:style>
    <style:style style:name="P6" style:family="paragraph" style:parent-style-name="Preformatted_20_Text" style:list-style-name="L10">
      <loext:graphic-properties draw:fill="solid" draw:fill-color="#f6f8fa" draw:opacity="100%"/>
      <style:paragraph-properties fo:margin-left="0in" fo:margin-right="0in" fo:margin-top="0in" fo:margin-bottom="0in" loext:contextual-spacing="false" fo:line-height="145%" fo:orphans="2" fo:widows="2" fo:text-indent="0in" style:auto-text-indent="false" fo:background-color="#f6f8fa" fo:padding="0in" fo:border="none"/>
    </style:style>
    <style:style style:name="P7" style:family="paragraph" style:parent-style-name="Preformatted_20_Text" style:list-style-name="L6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</style:style>
    <style:style style:name="P8" style:family="paragraph" style:parent-style-name="Preformatted_20_Text" style:list-style-name="L10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</style:style>
    <style:style style:name="P9" style:family="paragraph" style:parent-style-name="Text_20_body" style:list-style-name="L5">
      <style:paragraph-properties fo:margin-top="0in" fo:margin-bottom="0in" loext:contextual-spacing="false" fo:orphans="2" fo:widows="2"/>
      <style:text-properties fo:font-variant="normal" fo:text-transform="none" fo:color="#24292e" fo:letter-spacing="normal"/>
    </style:style>
    <style:style style:name="P10" style:family="paragraph" style:parent-style-name="Text_20_body" style:list-style-name="L6">
      <style:paragraph-properties fo:margin-top="0in" fo:margin-bottom="0in" loext:contextual-spacing="false" fo:orphans="2" fo:widows="2"/>
      <style:text-properties fo:font-variant="normal" fo:text-transform="none" fo:color="#24292e" fo:letter-spacing="normal"/>
    </style:style>
    <style:style style:name="P11" style:family="paragraph" style:parent-style-name="Text_20_body" style:list-style-name="L7">
      <style:paragraph-properties fo:margin-top="0in" fo:margin-bottom="0in" loext:contextual-spacing="false" fo:orphans="2" fo:widows="2"/>
      <style:text-properties fo:font-variant="normal" fo:text-transform="none" fo:color="#24292e" fo:letter-spacing="normal"/>
    </style:style>
    <style:style style:name="P12" style:family="paragraph" style:parent-style-name="Text_20_body" style:list-style-name="L8">
      <style:paragraph-properties fo:margin-top="0in" fo:margin-bottom="0in" loext:contextual-spacing="false" fo:orphans="2" fo:widows="2"/>
      <style:text-properties fo:font-variant="normal" fo:text-transform="none" fo:color="#24292e" fo:letter-spacing="normal"/>
    </style:style>
    <style:style style:name="P13" style:family="paragraph" style:parent-style-name="Text_20_body" style:list-style-name="L9">
      <style:paragraph-properties fo:margin-top="0in" fo:margin-bottom="0in" loext:contextual-spacing="false" fo:orphans="2" fo:widows="2"/>
      <style:text-properties fo:font-variant="normal" fo:text-transform="none" fo:color="#24292e" fo:letter-spacing="normal"/>
    </style:style>
    <style:style style:name="P14" style:family="paragraph" style:parent-style-name="Text_20_body" style:list-style-name="L2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5" style:family="paragraph" style:parent-style-name="Text_20_body" style:list-style-name="L3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6" style:family="paragraph" style:parent-style-name="Text_20_body" style:list-style-name="L4">
      <style:paragraph-properties fo:margin-top="0in" fo:margin-bottom="0.1665in" loext:contextual-spacing="false" fo:orphans="2" fo:widows="2"/>
      <style:text-properties fo:font-variant="normal" fo:text-transform="none" fo:color="#24292e" fo:letter-spacing="normal"/>
    </style:style>
    <style:style style:name="P17" style:family="paragraph" style:parent-style-name="Text_20_body" style:list-style-name="L5">
      <style:paragraph-properties fo:margin-top="0in" fo:margin-bottom="0.1665in" loext:contextual-spacing="false" fo:orphans="2" fo:widows="2"/>
      <style:text-properties fo:font-variant="normal" fo:text-transform="none" fo:color="#24292e" fo:letter-spacing="normal"/>
    </style:style>
    <style:style style:name="P18" style:family="paragraph" style:parent-style-name="Text_20_body" style:list-style-name="L6">
      <style:paragraph-properties fo:margin-top="0in" fo:margin-bottom="0.1665in" loext:contextual-spacing="false" fo:orphans="2" fo:widows="2"/>
      <style:text-properties fo:font-variant="normal" fo:text-transform="none" fo:color="#24292e" fo:letter-spacing="normal"/>
    </style:style>
    <style:style style:name="P19" style:family="paragraph" style:parent-style-name="Text_20_body" style:list-style-name="L7">
      <style:paragraph-properties fo:margin-top="0in" fo:margin-bottom="0.1665in" loext:contextual-spacing="false" fo:orphans="2" fo:widows="2"/>
      <style:text-properties fo:font-variant="normal" fo:text-transform="none" fo:color="#24292e" fo:letter-spacing="normal"/>
    </style:style>
    <style:style style:name="P20" style:family="paragraph" style:parent-style-name="Text_20_body" style:list-style-name="L8">
      <style:paragraph-properties fo:margin-top="0in" fo:margin-bottom="0.1665in" loext:contextual-spacing="false" fo:orphans="2" fo:widows="2"/>
      <style:text-properties fo:font-variant="normal" fo:text-transform="none" fo:color="#24292e" fo:letter-spacing="normal"/>
    </style:style>
    <style:style style:name="P21" style:family="paragraph" style:parent-style-name="Text_20_body" style:list-style-name="L9">
      <style:paragraph-properties fo:margin-top="0in" fo:margin-bottom="0.1665in" loext:contextual-spacing="false" fo:orphans="2" fo:widows="2"/>
      <style:text-properties fo:font-variant="normal" fo:text-transform="none" fo:color="#24292e" fo:letter-spacing="normal"/>
    </style:style>
    <style:style style:name="P22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23" style:family="paragraph" style:parent-style-name="Text_20_body" style:list-style-name="L4">
      <style:paragraph-properties fo:margin-top="0.0311in" fo:margin-bottom="0.0972in" loext:contextual-spacing="false" fo:orphans="2" fo:widows="2"/>
      <style:text-properties fo:font-variant="normal" fo:text-transform="none" fo:color="#24292e" fo:letter-spacing="normal"/>
    </style:style>
    <style:style style:name="P24" style:family="paragraph" style:parent-style-name="Text_20_body" style:list-style-name="L5">
      <style:paragraph-properties fo:margin-top="0.0311in" fo:margin-bottom="0.0972in" loext:contextual-spacing="false" fo:orphans="2" fo:widows="2"/>
      <style:text-properties fo:font-variant="normal" fo:text-transform="none" fo:color="#24292e" fo:letter-spacing="normal"/>
    </style:style>
    <style:style style:name="P25" style:family="paragraph" style:parent-style-name="Text_20_body" style:list-style-name="L6">
      <style:paragraph-properties fo:margin-top="0.0311in" fo:margin-bottom="0.0972in" loext:contextual-spacing="false" fo:orphans="2" fo:widows="2"/>
      <style:text-properties fo:font-variant="normal" fo:text-transform="none" fo:color="#24292e" fo:letter-spacing="normal"/>
    </style:style>
    <style:style style:name="P26" style:family="paragraph" style:parent-style-name="Text_20_body" style:list-style-name="L7">
      <style:paragraph-properties fo:margin-top="0.0311in" fo:margin-bottom="0.0972in" loext:contextual-spacing="false" fo:orphans="2" fo:widows="2"/>
      <style:text-properties fo:font-variant="normal" fo:text-transform="none" fo:color="#24292e" fo:letter-spacing="normal"/>
    </style:style>
    <style:style style:name="P27" style:family="paragraph" style:parent-style-name="Text_20_body" style:list-style-name="L8">
      <style:paragraph-properties fo:margin-top="0.0311in" fo:margin-bottom="0.0972in" loext:contextual-spacing="false" fo:orphans="2" fo:widows="2"/>
      <style:text-properties fo:font-variant="normal" fo:text-transform="none" fo:color="#24292e" fo:letter-spacing="normal"/>
    </style:style>
    <style:style style:name="P28" style:family="paragraph" style:parent-style-name="Text_20_body" style:list-style-name="L9">
      <style:paragraph-properties fo:margin-top="0.0311in" fo:margin-bottom="0.0972in" loext:contextual-spacing="false" fo:orphans="2" fo:widows="2"/>
      <style:text-properties fo:font-variant="normal" fo:text-transform="none" fo:color="#24292e" fo:letter-spacing="normal"/>
    </style:style>
    <style:style style:name="P29" style:family="paragraph" style:parent-style-name="Text_20_body" style:list-style-name="L10">
      <style:paragraph-properties fo:margin-top="0.1665in" fo:margin-bottom="0.1665in" loext:contextual-spacing="false" fo:orphans="2" fo:widows="2"/>
      <style:text-properties fo:font-variant="normal" fo:text-transform="none" fo:color="#24292e" fo:letter-spacing="normal"/>
    </style:style>
    <style:style style:name="T1" style:family="text">
      <style:text-properties style:font-name="apple-system" fo:font-size="12pt" fo:font-style="normal" fo:font-weight="normal"/>
    </style:style>
    <style:style style:name="T2" style:family="text">
      <style:text-properties fo:font-variant="normal" fo:text-transform="none" fo:color="#24292e" style:font-name="apple-system" fo:letter-spacing="normal" fo:font-style="normal" fo:font-weight="normal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fo:color="#24292e" style:font-name="SFMono-Regular" fo:font-size="9.75pt" fo:letter-spacing="normal" fo:font-style="normal" fo:font-weight="normal" loext:padding="0in" loext:border="none"/>
    </style:style>
    <style:style style:name="T5" style:family="text">
      <style:text-properties fo:font-variant="normal" fo:text-transform="none" fo:color="#24292e" fo:letter-spacing="normal" loext:padding="0in" loext:border="none"/>
    </style:style>
    <style:style style:name="T6" style:family="text">
      <style:text-properties fo:font-variant="normal" fo:text-transform="none" fo:color="#0366d6" style:text-line-through-style="none" style:text-line-through-type="none" style:font-name="apple-system" fo:letter-spacing="normal" fo:font-style="normal" style:text-underline-style="none" fo:font-weight="normal" style:text-blinking="false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2">Lucky Numbers</text:span></text:h>
      <text:h text:style-name="P2" text:outline-level="2"><text:bookmark text:name="user-content-overview"/>Overview</text:h>
      <text:list xml:id="list1238403290" text:style-name="L2">
        <text:list-item>
          <text:p text:style-name="P14">As a junior developer, you are being tasked to develop a console application that will be a lucky numbers guessing game similar to the lottery.</text:p>
        </text:list-item>
        <text:list-item>
          <text:p text:style-name="P14">The user will choose a range of numbers and then try to guess all 6 of the numbers that will be randomly generated within the range.</text:p>
        </text:list-item>
        <text:list-item>
          <text:p text:style-name="P14">The user will win a portion of the jackpot based on the number of numbers guessed correctly.</text:p>
        </text:list-item>
      </text:list>
      <text:h text:style-name="P2" text:outline-level="2"><text:bookmark text:name="user-content-skills-required"/>Skills Required</text:h>
      <text:p text:style-name="P22">In order to deliver this application solution, you will need the following skills and knowledge.</text:p>
      <text:list xml:id="list3947755136" text:style-name="L3">
        <text:list-item>
          <text:p text:style-name="P15">Variables and Basic Types</text:p>
        </text:list-item>
        <text:list-item>
          <text:p text:style-name="P15">Operators and Expressions</text:p>
        </text:list-item>
        <text:list-item>
          <text:p text:style-name="P15">Conditionals</text:p>
        </text:list-item>
        <text:list-item>
          <text:p text:style-name="P15">Loops</text:p>
        </text:list-item>
        <text:list-item>
          <text:p text:style-name="P15">Arrays</text:p>
        </text:list-item>
        <text:list-item>
          <text:p text:style-name="P15">Math Random (You have been given an example)</text:p>
        </text:list-item>
      </text:list>
      <text:h text:style-name="P2" text:outline-level="2"><text:bookmark text:name="user-content-tasks"/>Tasks</text:h>
      <text:h text:style-name="P3" text:outline-level="3"><text:bookmark text:name="user-content-project-prerequisites"/>Project Prerequisites</text:h>
      <text:p text:style-name="P22">After you have completed all coding and testing of your application, you will ensure the product owner has access to the application by ensuring the following:</text:p>
      <text:list xml:id="list2365166631" text:style-name="L4">
        <text:list-item>
          <text:p text:style-name="P16"> <text:span text:style-name="T1">Correct GitHub link is properly submitted.</text:span></text:p>
        </text:list-item>
        <text:list-item>
          <text:p text:style-name="P23"> <text:span text:style-name="T1">GitHub repository created from correct folder and contains solution file.</text:span></text:p>
        </text:list-item>
      </text:list>
      <text:h text:style-name="P3" text:outline-level="3"><text:bookmark text:name="user-content-user-interface-requirements-part-1"/><text:soft-page-break/>User Interface Requirements, Part 1</text:h>
      <text:p text:style-name="P22">During application development process, the following user interface (UI) requirements were identified.</text:p>
      <text:list xml:id="list3921539427" text:style-name="L5">
        <text:list-item>
          <text:p text:style-name="P17"> <text:span text:style-name="T1">The application MUST ask the user for a starting number.</text:span></text:p>
          <text:list>
            <text:list-item>
              <text:p text:style-name="P9"> <text:span text:style-name="T1">The application MUST set this number as the lowest number in the number range.</text:span></text:p>
            </text:list-item>
          </text:list>
        </text:list-item>
        <text:list-item>
          <text:p text:style-name="P24"> <text:span text:style-name="T1">The application must ask the user for an ending number.</text:span></text:p>
          <text:list>
            <text:list-item>
              <text:p text:style-name="P9"> <text:span text:style-name="T1">The application MUST set this number as the highest number in the number range.</text:span></text:p>
            </text:list-item>
          </text:list>
        </text:list-item>
        <text:list-item>
          <text:p text:style-name="P24"> <text:span text:style-name="T1">The application MUST ask the user to input 6 numbers the user thinks will match the lucky numbers generated within the number range.</text:span></text:p>
          <text:list>
            <text:list-item>
              <text:p text:style-name="P9"> <text:span text:style-name="T1">The application MUST save the 6 user inputted numbers utilizing an array data structure.</text:span></text:p>
            </text:list-item>
            <text:list-item>
              <text:p text:style-name="P24"> <text:span text:style-name="T1">The Application MUST use a loop to populate the required array.</text:span></text:p>
            </text:list-item>
          </text:list>
        </text:list-item>
        <text:list-item>
          <text:p text:style-name="P24"> <text:span text:style-name="T1">The application MUST validate that each of the 6 numbers entered by the user are within the set range.</text:span></text:p>
          <text:list>
            <text:list-item>
              <text:p text:style-name="P9"> <text:span text:style-name="T1">The application MUST prompt the user to input a valid number until the number(s) entered are valid.</text:span></text:p>
            </text:list-item>
          </text:list>
        </text:list-item>
      </text:list>
      <text:h text:style-name="P3" text:outline-level="3"><text:bookmark text:name="user-content-application-logic-requirements"/>Application Logic Requirements</text:h>
      <text:p text:style-name="P22">During application development process, the following application logic requirements were identified.</text:p>
      <text:list xml:id="list99463033" text:style-name="L6">
        <text:list-item>
          <text:p text:style-name="P18"> <text:span text:style-name="T1">The application MUST randomly generate 6 numbers using a loop.</text:span></text:p>
        </text:list-item>
        <text:list-item>
          <text:p text:style-name="P25"> <text:span text:style-name="T1">The application MUST save randomly generated numbers utilizing an array data structure.</text:span></text:p>
          <text:list>
            <text:list-item>
              <text:p text:style-name="P10"> <text:span text:style-name="T1">The application MUST use a loop to populate the required array.</text:span></text:p>
            </text:list-item>
          </text:list>
        </text:list-item>
        <text:list-item>
          <text:p text:style-name="P25"> <text:span text:style-name="T1">The application MUST display the random numbers to the console using a loop.</text:span></text:p>
        </text:list-item>
        <text:list-item>
          <text:p text:style-name="P25"> <text:span text:style-name="T1">The application MUST be displayed in the following format: (Numbers below are for example only.)</text:span></text:p>
          <text:p text:style-name="P4"><text:span text:style-name="Source_20_Text"><text:span text:style-name="T4">Lucky Number: 12</text:span></text:span></text:p>
          <text:p text:style-name="P7"><text:span text:style-name="Source_20_Text"><text:span text:style-name="T4">Lucky Number: 47</text:span></text:span></text:p>
          <text:p text:style-name="P7"><text:span text:style-name="Source_20_Text"><text:span text:style-name="T4">Lucky Number: 28</text:span></text:span></text:p>
          <text:p text:style-name="P7"><text:span text:style-name="Source_20_Text"><text:span text:style-name="T4">Lucky Number: 3</text:span></text:span></text:p>
          <text:p text:style-name="P7"><text:span text:style-name="Source_20_Text"><text:span text:style-name="T4">Lucky Number: 19</text:span></text:span></text:p>
          <text:p text:style-name="P7"><text:span text:style-name="Source_20_Text"><text:span text:style-name="T4">Lucky Number: 35</text:span></text:span></text:p>
        </text:list-item>
      </text:list>
      <text:h text:style-name="P3" text:outline-level="3"><text:bookmark text:name="user-content-application-logic-requirements-1"/>Application Logic Requirements</text:h>
      <text:p text:style-name="P22">During application development process, the following application logic requirements were identified.</text:p>
      <text:list xml:id="list1616970988" text:style-name="L7">
        <text:list-item>
          <text:p text:style-name="P19"> <text:span text:style-name="T1">The application MUST provide a hard-coded value for the jackpot amount.</text:span></text:p>
          <text:list>
            <text:list-item>
              <text:p text:style-name="P11"> <text:span text:style-name="T1">The applilcation MUST present the jackpot amount to the user.</text:span></text:p>
            </text:list-item>
            <text:list-item>
              <text:p text:style-name="P26"><text:soft-page-break/> <text:span text:style-name="T1">As the junior developer, the product owner has given you flexibility to decide when and how to meet this requirement.</text:span></text:p>
            </text:list-item>
          </text:list>
        </text:list-item>
        <text:list-item>
          <text:p text:style-name="P26"> <text:span text:style-name="T1">The application MUST count the number of correctly guessed numbers.</text:span></text:p>
          <text:list>
            <text:list-item>
              <text:p text:style-name="P11"> <text:span text:style-name="T1">The application MUST output to the console to notify the user.</text:span></text:p>
            </text:list-item>
            <text:list-item>
              <text:p text:style-name="P26"> <text:span text:style-name="T1">As the junior developer, the product owner has given you flexibility to decide when and how to meet this requirement.</text:span></text:p>
            </text:list-item>
            <text:list-item>
              <text:p text:style-name="P26"> <text:span text:style-name="T1">The statement below is an example of the desired output:</text:span></text:p>
            </text:list-item>
          </text:list>
        </text:list-item>
      </text:list>
      <text:p text:style-name="P5"><text:span text:style-name="Source_20_Text"><text:span text:style-name="T5"><text:s text:c="2"/></text:span></text:span><text:span text:style-name="Source_20_Text"><text:span text:style-name="T4">You guessed 3 numbers correctly!</text:span></text:span></text:p>
      <text:list xml:id="list1797572510" text:style-name="L8">
        <text:list-item>
          <text:p text:style-name="P20"> <text:span text:style-name="T1">The application MUST calculate the user's winnings based on the number of numbers guessed correctly.</text:span></text:p>
          <text:list>
            <text:list-item>
              <text:p text:style-name="P12"> <text:span text:style-name="T1">You cannot hard code the user winnings. Example would be winnings = jackpot/correctGuessed</text:span></text:p>
            </text:list-item>
          </text:list>
        </text:list-item>
        <text:list-item>
          <text:p text:style-name="P27"> <text:span text:style-name="T1">The application MUST display the user's winnings to the console.</text:span></text:p>
          <text:list>
            <text:list-item>
              <text:p text:style-name="P12"> <text:span text:style-name="T1">As the junior developer, the product owner has given you flexibility to decide when and how to meet this requirement.</text:span></text:p>
            </text:list-item>
            <text:list-item>
              <text:p text:style-name="P27"> <text:span text:style-name="T1">The statement below is an example of the desired output:</text:span></text:p>
            </text:list-item>
          </text:list>
        </text:list-item>
      </text:list>
      <text:p text:style-name="P5"><text:span text:style-name="Source_20_Text"><text:span text:style-name="T5"><text:s/></text:span></text:span><text:span text:style-name="Source_20_Text"><text:span text:style-name="T4">You won $256,877.23!</text:span></text:span></text:p>
      <text:h text:style-name="P3" text:outline-level="3"><text:bookmark text:name="user-content-user-interface-requirements-part-2"/>User Interface Requirements, Part 2</text:h>
      <text:p text:style-name="P22">During application development process, the following user interface (UI) requirements were identified.</text:p>
      <text:list xml:id="list3627562072" text:style-name="L9">
        <text:list-item>
          <text:p text:style-name="P21"> <text:span text:style-name="T1">The application MUST provide the user the opportunity to play the game again.</text:span></text:p>
          <text:list>
            <text:list-item>
              <text:p text:style-name="P13"> <text:span text:style-name="T1">If the user says yes, the application MUST execute the program from the beginning.</text:span></text:p>
            </text:list-item>
            <text:list-item>
              <text:p text:style-name="P28"> <text:span text:style-name="T1">All of the values must reset as if the application was being executed for the first time.</text:span></text:p>
            </text:list-item>
            <text:list-item>
              <text:p text:style-name="P28"> <text:span text:style-name="T1">If the user says no, the application MUST display the following statement exactly as written below before exiting:</text:span></text:p>
            </text:list-item>
          </text:list>
        </text:list-item>
      </text:list>
      <text:p text:style-name="P5"><text:span text:style-name="Source_20_Text"><text:span text:style-name="T4">Thanks for playing! </text:span></text:span></text:p>
      <text:h text:style-name="P2" text:outline-level="2"><text:bookmark text:name="user-content-stretch-tasks"/>Stretch Tasks:</text:h>
      <text:p text:style-name="P22">During application development process, the following application logic requirements were identified. These requirements are not mandatory and are in no way a requirement for delivering the application.</text:p>
      <text:list xml:id="list2931109693" text:style-name="L10">
        <text:list-item>
          <text:p text:style-name="P29"> <text:span text:style-name="T1">The application COULD ensure none of the generated numbers are repeated.</text:span></text:p>
        </text:list-item>
        <text:list-item>
          <text:p text:style-name="P29"> <text:span text:style-name="T1">The following is an example of valid output:</text:span></text:p>
          <text:p text:style-name="P6"><text:span text:style-name="Source_20_Text"><text:span text:style-name="T4">Lucky Number: 12</text:span></text:span></text:p>
          <text:p text:style-name="P8"><text:soft-page-break/><text:span text:style-name="Source_20_Text"><text:span text:style-name="T4">Lucky Number: 47</text:span></text:span></text:p>
          <text:p text:style-name="P8"><text:span text:style-name="Source_20_Text"><text:span text:style-name="T4">Lucky Number: 28</text:span></text:span></text:p>
          <text:p text:style-name="P8"><text:span text:style-name="Source_20_Text"><text:span text:style-name="T4">Lucky Number: 3</text:span></text:span></text:p>
          <text:p text:style-name="P8"><text:span text:style-name="Source_20_Text"><text:span text:style-name="T4">Lucky Number: 19</text:span></text:span></text:p>
          <text:p text:style-name="P8"><text:span text:style-name="Source_20_Text"><text:span text:style-name="T4">Lucky Number: 35</text:span></text:span></text:p>
        </text:list-item>
        <text:list-item>
          <text:p text:style-name="P29"> <text:span text:style-name="T1">The following is an example of invalid output:</text:span></text:p>
          <text:p text:style-name="P6"><text:span text:style-name="Source_20_Text"><text:span text:style-name="T4">Lucky Number: 12</text:span></text:span></text:p>
          <text:p text:style-name="P8"><text:span text:style-name="Source_20_Text"><text:span text:style-name="T4">Lucky Number: 47</text:span></text:span></text:p>
          <text:p text:style-name="P8"><text:span text:style-name="Source_20_Text"><text:span text:style-name="T4">Lucky Number: 28</text:span></text:span></text:p>
          <text:p text:style-name="P8"><text:span text:style-name="Source_20_Text"><text:span text:style-name="T4">Lucky Number: 3</text:span></text:span></text:p>
          <text:p text:style-name="P8"><text:span text:style-name="Source_20_Text"><text:span text:style-name="T4">Lucky Number: 19</text:span></text:span></text:p>
          <text:p text:style-name="P8"><text:span text:style-name="Source_20_Text"><text:span text:style-name="T4">Lucky Number: 12</text:span></text:span></text:p>
        </text:list-item>
        <text:list-item>
          <text:p text:style-name="P29"> <text:span text:style-name="T1">The application COULD replace a duplicate number with a new number.</text:span></text:p>
        </text:list-item>
        <text:list-item>
          <text:p text:style-name="P29"> <text:span text:style-name="T1">The appplication COULD repeat this process until there are no duplicate numbers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563in" fo:margin-bottom="0.7811in" fo:margin-left="0.0937in" fo:margin-right="0.0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6T13:28:48.147552011</meta:creation-date>
    <dc:date>2020-09-16T13:30:46.962510459</dc:date>
    <meta:editing-duration>PT1M59S</meta:editing-duration>
    <meta:editing-cycles>1</meta:editing-cycles>
    <meta:document-statistic meta:table-count="0" meta:image-count="0" meta:object-count="0" meta:page-count="4" meta:paragraph-count="84" meta:word-count="836" meta:character-count="4916" meta:non-whitespace-character-count="4187"/>
    <meta:generator>LibreOffice/6.4.6.2$Linux_X86_64 LibreOffice_project/40$Build-2</meta:generator>
  </office:meta>
</office:document-meta>
</file>